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PingFang SC" svg:font-family="'PingFang SC', 'Helvetica Neue', Helvetica, Arial, 'Hiragino Sans GB', HeitiSC, 'Microsoft Yahei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Arial" officeooo:rsid="001dc230" officeooo:paragraph-rsid="001dc230"/>
    </style:style>
    <style:style style:name="P2" style:family="paragraph" style:parent-style-name="Standard">
      <style:text-properties style:font-name="Arial"/>
    </style:style>
    <style:style style:name="P3" style:family="paragraph" style:parent-style-name="Text_20_body" style:list-style-name="L5"/>
    <style:style style:name="P4" style:family="paragraph" style:parent-style-name="Text_20_body" style:list-style-name="L6"/>
    <style:style style:name="P5" style:family="paragraph" style:parent-style-name="Text_20_body">
      <style:text-properties style:font-name="Arial"/>
    </style:style>
    <style:style style:name="P6" style:family="paragraph" style:parent-style-name="Text_20_body">
      <style:text-properties fo:color="#000000" loext:opacity="100%" style:font-name="Arial"/>
    </style:style>
    <style:style style:name="P7" style:family="paragraph" style:parent-style-name="Text_20_body">
      <style:text-properties officeooo:paragraph-rsid="001ed0a1"/>
    </style:style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6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7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8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9" style:family="paragraph" style:parent-style-name="Text_20_body" style:list-style-name="L1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0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1" style:family="paragraph" style:parent-style-name="Text_20_body" style:list-style-name="L1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2" style:family="paragraph" style:parent-style-name="Text_20_body" style:list-style-name="L14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3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T1" style:family="text">
      <style:text-properties style:font-name="Arial"/>
    </style:style>
    <style:style style:name="T2" style:family="text">
      <style:text-properties style:font-name="Arial"/>
    </style:style>
    <style:style style:name="T3" style:family="text">
      <style:text-properties fo:font-variant="normal" fo:text-transform="none" fo:color="#c8c3bc" loext:opacity="100%" style:font-name="PingFang SC" fo:font-size="12pt" fo:letter-spacing="normal" fo:font-style="normal" fo:font-weight="bold" loext:padding="0cm" loext:border="none"/>
    </style:style>
    <style:style style:name="T4" style:family="text">
      <style:text-properties fo:font-variant="normal" fo:text-transform="none" fo:color="#c8c3bc" loext:opacity="100%" style:font-name="PingFang SC" fo:font-size="12pt" fo:letter-spacing="normal" fo:font-style="normal" fo:font-weight="normal"/>
    </style:style>
    <style:style style:name="T5" style:family="text">
      <style:text-properties fo:font-variant="normal" fo:text-transform="none" fo:color="#c8c3bc" loext:opacity="100%" style:font-name="Arial" fo:font-size="12pt" fo:letter-spacing="normal" fo:font-style="normal" fo:font-weight="normal"/>
    </style:style>
    <style:style style:name="T6" style:family="text">
      <style:text-properties fo:font-variant="normal" fo:text-transform="none" fo:color="#c8c3bc" loext:opacity="100%" style:font-name="Arial" fo:font-size="12pt" fo:letter-spacing="normal" fo:font-style="normal" fo:font-weight="bold" loext:padding="0cm" loext:border="none"/>
    </style:style>
    <style:style style:name="T7" style:family="text">
      <style:text-properties fo:font-variant="normal" fo:text-transform="none" fo:color="#c8c3bc" loext:opacity="100%" fo:font-size="12pt" fo:letter-spacing="normal" fo:font-style="normal" fo:font-weight="bold" loext:padding="0cm" loext:border="none"/>
    </style:style>
    <style:style style:name="T8" style:family="text">
      <style:text-properties fo:font-variant="normal" fo:text-transform="none" fo:color="#c8c3bc" loext:opacity="100%" fo:font-size="12pt" fo:letter-spacing="normal" fo:font-style="normal" fo:font-weight="normal"/>
    </style:style>
    <style:style style:name="T9" style:family="text"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T10" style:family="text">
      <style:text-properties fo:font-variant="normal" fo:text-transform="none" fo:color="#000000" loext:opacity="100%" style:font-name="Arial" fo:font-size="12pt" fo:letter-spacing="normal" fo:font-style="normal" fo:font-weight="bold" loext:padding="0cm" loext:border="none"/>
    </style:style>
    <style:style style:name="T11" style:family="text">
      <style:text-properties fo:font-variant="normal" fo:text-transform="none" fo:color="#000000" loext:opacity="100%" style:font-name="PingFang SC" fo:font-size="12pt" fo:letter-spacing="normal" fo:font-style="normal" fo:font-weight="bold" loext:padding="0cm" loext:border="none"/>
    </style:style>
    <style:style style:name="T12" style:family="text">
      <style:text-properties fo:font-variant="normal" fo:text-transform="none" fo:color="#000000" loext:opacity="100%" style:font-name="PingFang SC" fo:font-size="12pt" fo:letter-spacing="normal" fo:font-style="normal" fo:font-weight="normal"/>
    </style:style>
    <style:style style:name="T13" style:family="text">
      <style:text-properties fo:font-variant="normal" fo:text-transform="none" fo:color="#000000" loext:opacity="100%" fo:font-size="12pt" fo:letter-spacing="normal" fo:font-style="normal" fo:font-weight="bold" loext:padding="0cm" loext:border="none"/>
    </style:style>
    <style:style style:name="T14" style:family="text">
      <style:text-properties fo:font-variant="normal" fo:text-transform="none" fo:color="#000000" loext:opacity="100%" fo:font-size="12pt" fo:letter-spacing="normal" fo:font-style="normal" fo:font-weight="normal"/>
    </style:style>
    <style:style style:name="T15" style:family="text">
      <style:text-properties fo:font-variant="normal" fo:text-transform="none" style:font-name="Arial" fo:font-size="12pt" fo:letter-spacing="normal" fo:font-style="normal" fo:font-weight="bold" loext:padding="0cm" loext:border="none"/>
    </style:style>
    <style:style style:name="T16" style:family="text">
      <style:text-properties fo:font-variant="normal" fo:text-transform="none" style:font-name="Arial" fo:font-size="12pt" fo:letter-spacing="normal" fo:font-style="normal" fo:font-weight="normal"/>
    </style:style>
    <style:style style:name="T17" style:family="text">
      <style:text-properties fo:font-variant="normal" fo:text-transform="none" style:font-name="PingFang SC" fo:font-size="12pt" fo:letter-spacing="normal" fo:font-style="normal" fo:font-weight="bold" loext:padding="0cm" loext:border="none"/>
    </style:style>
    <style:style style:name="T18" style:family="text">
      <style:text-properties fo:font-variant="normal" fo:text-transform="none" style:font-name="PingFang SC" fo:font-size="12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635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635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635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635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<text:span text:style-name="T1">2. Problemas en los Robots y sus Soluciones</text:span></text:span></text:h>
      <text:h text:style-name="Heading_20_3" text:outline-level="3"><text:span text:style-name="Strong_20_Emphasis"><text:span text:style-name="T1">1️. Abastecimiento Energético</text:span></text:span></text:h>
      <text:p text:style-name="P7"><text:span text:style-name="Strong_20_Emphasis"><text:span text:style-name="T1">Problema:</text:span></text:span><text:span text:style-name="T1"><text:line-break/></text:span><text:span text:style-name="T9">Los robots requieren una fuente de energía que sea constante y eficiente. Los que están fijos dependen de la red eléctrica, mientras que los robots móviles necesitan baterías, las cuales tienen una duración limitada.</text:span></text:p>
      <text:p text:style-name="P7"><text:span text:style-name="T9"/></text:p>
      <text:p text:style-name="P15"><text:span text:style-name="Strong_20_Emphasis"><text:span text:style-name="T10">Soluciones:</text:span></text:span></text:p>
      <text:p text:style-name="P15"><text:span text:style-name="Strong_20_Emphasis"><text:span text:style-name="T10"/></text:span></text:p>
      <text:list xml:id="list805209273" text:style-name="L8">
        <text:list-item>
          <text:p text:style-name="P16"><text:span text:style-name="T9">Usar </text:span><text:span text:style-name="Strong_20_Emphasis"><text:span text:style-name="T10">baterías de alta eficiencia</text:span></text:span><text:span text:style-name="T9">, como las KOKAM, que dan un rendimiento superior.</text:span></text:p>
          <text:p text:style-name="P16"><text:span text:style-name="T9"/></text:p>
        </text:list-item>
        <text:list-item>
          <text:p text:style-name="P16"><text:span text:style-name="T9">Implementar </text:span><text:span text:style-name="Strong_20_Emphasis"><text:span text:style-name="T10">sistemas híbridos de energía</text:span></text:span><text:span text:style-name="T9">, como </text:span><text:span text:style-name="Strong_20_Emphasis"><text:span text:style-name="T10">celdas de hidrógeno </text:span></text:span><text:span text:style-name="T9">o </text:span><text:span text:style-name="Strong_20_Emphasis"><text:span text:style-name="T10">turbogeneradores de imanes permanentes</text:span></text:span><text:span text:style-name="T9">, que ayudan a reducir las pérdidas de energía.</text:span></text:p>
          <text:p text:style-name="P16"><text:span text:style-name="T9"/></text:p>
        </text:list-item>
        <text:list-item>
          <text:p text:style-name="P16"><text:span text:style-name="T9">Utilizar </text:span><text:span text:style-name="Strong_20_Emphasis"><text:span text:style-name="T10">frenado regenerativo</text:span></text:span><text:span text:style-name="T9">, similar al sistema KERS en la Fórmula 1, para recuperar energía en los robots móviles.</text:span></text:p>
        </text:list-item>
      </text:list>
      <text:p text:style-name="P6"/>
      <text:h text:style-name="Heading_20_3" text:outline-level="3"><text:span text:style-name="Strong_20_Emphasis"><text:span text:style-name="T1"/></text:span></text:h>
      <text:h text:style-name="Heading_20_3" text:outline-level="3"><text:span text:style-name="Strong_20_Emphasis"><text:span text:style-name="T1">2️. Cálculo Incorrecto de Cargas e Inercias</text:span></text:span></text:h>
      <text:p text:style-name="Text_20_body"><text:span text:style-name="Strong_20_Emphasis"><text:span text:style-name="T1"/></text:span></text:p>
      <text:p text:style-name="P15"><text:span text:style-name="Strong_20_Emphasis"><text:span text:style-name="T10">Problema:</text:span></text:span></text:p>
      <text:p text:style-name="P14">Muchos diseñadores a veces no consideran toda la carga que tendrá el robot, como las herramientas, los materiales y las fuerzas de inercia. Esto puede llevar a fallos mecánicos o a que se sobrecarguen motores y servomecanismos.</text:p>
      <text:p text:style-name="P15"><text:span text:style-name="Strong_20_Emphasis"><text:span text:style-name="T10">Soluciones:</text:span></text:span></text:p>
      <text:list xml:id="list2563519307" text:style-name="L9">
        <text:list-item>
          <text:p text:style-name="P17"><text:span text:style-name="Strong_20_Emphasis"><text:span text:style-name="T10">Optimización del peso</text:span></text:span><text:span text:style-name="T9">: Crear robots con materiales que sean ligeros pero a la vez resistentes, como la fibra de carbono o el aluminio.</text:span></text:p>
        </text:list-item>
      </text:list>
      <text:p text:style-name="P15"><text:span text:style-name="T9"/></text:p>
      <text:list xml:id="list195520658592393" text:continue-numbering="true" text:style-name="L9">
        <text:list-item>
          <text:p text:style-name="P17"><text:span text:style-name="Strong_20_Emphasis"><text:span text:style-name="T10">Ajuste de velocidades</text:span></text:span><text:span text:style-name="T9">: Disminuir la velocidad en movimientos importantes para reducir la inercia, sin que esto afecte demasiado el tiempo de ciclo.</text:span></text:p>
          <text:p text:style-name="P17"><text:span text:style-name="T9"/></text:p>
        </text:list-item>
        <text:list-item>
          <text:p text:style-name="P17"><text:span text:style-name="Strong_20_Emphasis"><text:span text:style-name="T10">Simulaciones previas</text:span></text:span><text:span text:style-name="T9">: Usar software CAD y herramientas de modelado cinemático, como las de KUKA.</text:span></text:p>
        </text:list-item>
      </text:list>
      <text:p text:style-name="Text_20_body"><text:span text:style-name="Strong_20_Emphasis"><text:span text:style-name="T1"/></text:span></text:p>
      <text:h text:style-name="Heading_20_3" text:outline-level="3"><text:soft-page-break/><text:span text:style-name="Strong_20_Emphasis"><text:span text:style-name="T1">3️. Selección Inadecuada del Tipo de Robot</text:span></text:span></text:h>
      <text:p text:style-name="P5"><text:span text:style-name="Strong_20_Emphasis"><text:span text:style-name="T13">Problema:</text:span></text:span></text:p>
      <text:p text:style-name="P14">No todos los robots son adecuados para todas las aplicaciones. Si elegimos mal el tipo de robot, podemos terminar enfrentando ineficiencias y costosas sorpresas.</text:p>
      <text:p text:style-name="P15"><text:span text:style-name="Strong_20_Emphasis"><text:span text:style-name="T10">Soluciones:</text:span></text:span></text:p>
      <text:p text:style-name="P15"><text:span text:style-name="Strong_20_Emphasis"><text:span text:style-name="T10"/></text:span></text:p>
      <text:list xml:id="list3827835329" text:style-name="L10">
        <text:list-item>
          <text:p text:style-name="P18"><text:span text:style-name="T9">Usar la metodología </text:span><text:span text:style-name="Strong_20_Emphasis"><text:span text:style-name="T10">LOSTPED </text:span></text:span><text:span text:style-name="T9">(Carga, Orientación, Velocidad, Recorrido, Precisión, Entorno y Ciclo de Trabajo) para encontrar el robot que mejor se ajuste a nuestras necesidades.</text:span></text:p>
        </text:list-item>
      </text:list>
      <text:p text:style-name="P15"><text:span text:style-name="T9"/></text:p>
      <text:list xml:id="list195519886351243" text:continue-numbering="true" text:style-name="L10">
        <text:list-item>
          <text:p text:style-name="P18"><text:span text:style-name="T9">Optar por </text:span><text:span text:style-name="Strong_20_Emphasis"><text:span text:style-name="T10">robots modulares </text:span></text:span><text:span text:style-name="T9">que se adapten a distintas tareas según lo que necesitamos.</text:span></text:p>
          <text:p text:style-name="P18"><text:span text:style-name="T9"/></text:p>
        </text:list-item>
        <text:list-item>
          <text:p text:style-name="P23">Realizar simulaciones en software especializado para evaluar diferentes configuraciones antes de llevar a cabo la implementación.</text:p>
        </text:list-item>
      </text:list>
      <text:p text:style-name="P5"><text:span text:style-name="T1"/></text:p>
      <text:h text:style-name="Heading_20_2" text:outline-level="2"><text:span text:style-name="Strong_20_Emphasis"><text:span text:style-name="T1"/></text:span></text:h>
      <text:h text:style-name="Heading_20_2" text:outline-level="2"><text:span text:style-name="Strong_20_Emphasis"><text:span text:style-name="T1">Realimentación Háptica y sus Aplicaciones</text:span></text:span></text:h>
      <text:h text:style-name="Heading_20_3" text:outline-level="3"><text:span text:style-name="Strong_20_Emphasis"><text:span text:style-name="T1">¿Qué es la realimentación háptica?</text:span></text:span></text:h>
      <text:p text:style-name="P15"><text:span text:style-name="T9">La </text:span><text:span text:style-name="Strong_20_Emphasis"><text:span text:style-name="T10">realimentación háptica </text:span></text:span><text:span text:style-name="T9">es una tecnología que nos permite sentir tactos o fuerzas a través de dispositivos robóticos. Esto se logra gracias a unos </text:span><text:span text:style-name="Strong_20_Emphasis"><text:span text:style-name="T10">actuadores </text:span></text:span><text:span text:style-name="T9">que producen vibraciones, presión o resistencia mecánica.</text:span></text:p>
      <text:p text:style-name="P15"><text:span text:style-name="Strong_20_Emphasis"><text:span text:style-name="T10">¿Cómo funciona?</text:span></text:span></text:p>
      <text:p text:style-name="P15"><text:span text:style-name="Strong_20_Emphasis"><text:span text:style-name="T10"/></text:span></text:p>
      <text:list xml:id="list3300777913" text:style-name="L11">
        <text:list-item>
          <text:p text:style-name="P19"><text:span text:style-name="Strong_20_Emphasis"><text:span text:style-name="T10">Los sensores detectan </text:span></text:span><text:span text:style-name="T9">cuando tocamos un objeto.</text:span></text:p>
          <text:p text:style-name="P19"><text:span text:style-name="T9"/></text:p>
        </text:list-item>
        <text:list-item>
          <text:p text:style-name="P19"><text:span text:style-name="Strong_20_Emphasis"><text:span text:style-name="T10">Los actuadores crean una respuesta táctil </text:span></text:span><text:span text:style-name="T9">para simular la sensación de textura, impacto o resistencia.</text:span></text:p>
          <text:p text:style-name="P19"><text:span text:style-name="T9"/></text:p>
        </text:list-item>
        <text:list-item>
          <text:p text:style-name="P19"><text:span text:style-name="Strong_20_Emphasis"><text:span text:style-name="T10">El usuario siente </text:span></text:span><text:span text:style-name="T9">que está tocando el objeto, ya sea en un entorno físico o virtual.</text:span></text:p>
        </text:list-item>
      </text:list>
      <text:p text:style-name="Text_20_body"><text:span text:style-name="T1"/></text:p>
      <text:h text:style-name="Heading_20_3" text:outline-level="3"><text:span text:style-name="Strong_20_Emphasis"><text:span text:style-name="T1"/></text:span></text:h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h text:style-name="Heading_20_3" text:outline-level="3"><text:soft-page-break/><text:span text:style-name="Strong_20_Emphasis"><text:span text:style-name="T1">Tres Aplicaciones en la Industria</text:span></text:span></text:h>
      <text:p text:style-name="P15"><text:span text:style-name="Strong_20_Emphasis"><text:span text:style-name="T10">1. Robótica Médica</text:span></text:span></text:p>
      <text:list xml:id="list3844603873" text:style-name="L12">
        <text:list-item>
          <text:p text:style-name="P20"><text:span text:style-name="T9">Se utilizan </text:span><text:span text:style-name="Strong_20_Emphasis"><text:span text:style-name="T10">robots en cirugías </text:span></text:span><text:span text:style-name="T9">que permiten a los médicos “sentir” lo que pasa en los tejidos, incluso cuando operan a distancia.</text:span></text:p>
          <text:p text:style-name="P20"><text:span text:style-name="T9"/></text:p>
        </text:list-item>
        <text:list-item>
          <text:p text:style-name="P20"><text:span text:style-name="T9">Las </text:span><text:span text:style-name="Strong_20_Emphasis"><text:span text:style-name="T10">prótesis avanzadas </text:span></text:span><text:span text:style-name="T9">ahora pueden ayudar a sus usuarios a sentir cosas como presión o temperatura.</text:span></text:p>
          <text:p text:style-name="P20"><text:span text:style-name="T9"/></text:p>
        </text:list-item>
      </text:list>
      <text:p text:style-name="P15"><text:span text:style-name="Strong_20_Emphasis"><text:span text:style-name="T10">2. Simulación y Entrenamiento</text:span></text:span></text:p>
      <text:list xml:id="list1661270301" text:style-name="L13">
        <text:list-item>
          <text:p text:style-name="P21"><text:span text:style-name="T9">La </text:span><text:span text:style-name="Strong_20_Emphasis"><text:span text:style-name="T10">realidad virtual </text:span></text:span><text:span text:style-name="T9">y los </text:span><text:span text:style-name="Strong_20_Emphasis"><text:span text:style-name="T10">videojuegos </text:span></text:span><text:span text:style-name="T9">cuentan con controladores que vibran, lo que hace la experiencia mucho más envolvente.</text:span></text:p>
        </text:list-item>
      </text:list>
      <text:p text:style-name="P15"><text:span text:style-name="T9"/></text:p>
      <text:list xml:id="list195520559024015" text:continue-numbering="true" text:style-name="L13">
        <text:list-item>
          <text:p text:style-name="P21"><text:span text:style-name="T9">En el </text:span><text:span text:style-name="Strong_20_Emphasis"><text:span text:style-name="T10">entrenamiento militar y para pilotos</text:span></text:span><text:span text:style-name="T9">, se crean simuladores que replican condiciones táctiles reales, como en un combate o vuelo.</text:span></text:p>
          <text:p text:style-name="P21"><text:span text:style-name="T9"/></text:p>
        </text:list-item>
      </text:list>
      <text:p text:style-name="P15"><text:span text:style-name="Strong_20_Emphasis"><text:span text:style-name="T10">3. Automatización Industrial</text:span></text:span></text:p>
      <text:list xml:id="list3214829379" text:style-name="L14">
        <text:list-item>
          <text:p text:style-name="P22"><text:span text:style-name="T9">En </text:span><text:span text:style-name="Strong_20_Emphasis"><text:span text:style-name="T10">robots de ensamblaje</text:span></text:span><text:span text:style-name="T9">, hay sensores que permiten ajustar la presión a la hora de manejar piezas delicadas.</text:span></text:p>
          <text:p text:style-name="P22"><text:span text:style-name="T9"/></text:p>
        </text:list-item>
        <text:list-item>
          <text:p text:style-name="P22"><text:span text:style-name="T9">En los </text:span><text:span text:style-name="Strong_20_Emphasis"><text:span text:style-name="T10">vehículos autónomos</text:span></text:span><text:span text:style-name="T9">, los volantes y pedales vibran para avisar a los conductores de cualquier cosa importante.</text:span></text:p>
        </text:list-item>
      </text:list>
      <text:p text:style-name="Text_20_body"><text:span text:style-name="Strong_20_Emphasis"><text:span text:style-name="T1"/>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PingFang SC" svg:font-family="'PingFang SC', 'Helvetica Neue', Helvetica, Arial, 'Hiragino Sans GB', HeitiSC, 'Microsoft Yahei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1dc230" officeooo:paragraph-rsid="001dc230"/>
    </style:style>
    <style:style style:name="MT1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amuel Arteaga López<text:tab/><text:tab/>IA &amp; Big Data</text:p>
      </style:header>
      <style:footer>
        <text:p text:style-name="Footer"><text:tab/><text:span text:style-name="MT1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12T20:27:33.601000000</meta:creation-date>
    <meta:generator>LibreOffice/7.1.2.2$Windows_X86_64 LibreOffice_project/8a45595d069ef5570103caea1b71cc9d82b2aae4</meta:generator>
    <dc:date>2025-03-14T19:55:18.383000000</dc:date>
    <meta:editing-duration>PT6M43S</meta:editing-duration>
    <meta:editing-cycles>3</meta:editing-cycles>
    <meta:document-statistic meta:table-count="0" meta:image-count="0" meta:object-count="0" meta:page-count="3" meta:paragraph-count="48" meta:word-count="538" meta:character-count="3367" meta:non-whitespace-character-count="2893"/>
  </office:meta>
</office:document-meta>
</file>